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5a660" officeooo:paragraph-rsid="0015a660"/>
    </style:style>
    <style:style style:name="P2" style:family="paragraph" style:parent-style-name="Preformatted_20_Text">
      <style:text-properties fo:font-size="12pt" officeooo:rsid="0015a660" officeooo:paragraph-rsid="0015a660" style:font-size-asian="10.5pt" style:font-size-complex="12pt"/>
    </style:style>
    <style:style style:name="P3" style:family="paragraph" style:parent-style-name="Preformatted_20_Text">
      <style:text-properties fo:font-size="12pt" officeooo:rsid="0015fe17" officeooo:paragraph-rsid="0015fe17" style:font-size-asian="10.5pt" style:font-size-complex="12pt"/>
    </style:style>
    <style:style style:name="P4" style:family="paragraph" style:parent-style-name="Preformatted_20_Text">
      <style:text-properties fo:font-size="12pt" officeooo:rsid="00175434" officeooo:paragraph-rsid="00175434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officeooo:paragraph-rsid="0015fe17"/>
    </style:style>
    <style:style style:name="P6" style:family="paragraph" style:parent-style-name="Preformatted_20_Text" style:list-style-name="L2">
      <style:paragraph-properties fo:text-align="start" style:justify-single-word="false"/>
      <style:text-properties officeooo:paragraph-rsid="0015fe17"/>
    </style:style>
    <style:style style:name="P7" style:family="paragraph" style:parent-style-name="Preformatted_20_Text" style:list-style-name="L2">
      <style:paragraph-properties fo:text-align="justify" style:justify-single-word="false"/>
      <style:text-properties officeooo:paragraph-rsid="0015fe17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15fe17"/>
    </style:style>
    <style:style style:name="P9" style:family="paragraph" style:parent-style-name="Preformatted_20_Text">
      <style:text-properties officeooo:paragraph-rsid="0015fe17"/>
    </style:style>
    <style:style style:name="P10" style:family="paragraph" style:parent-style-name="Preformatted_20_Text" style:list-style-name="L2">
      <style:paragraph-properties fo:text-align="justify" style:justify-single-word="false"/>
      <style:text-properties officeooo:rsid="0015fe17" officeooo:paragraph-rsid="0015fe17"/>
    </style:style>
    <style:style style:name="P11" style:family="paragraph" style:parent-style-name="Preformatted_20_Text" style:list-style-name="L3">
      <style:text-properties officeooo:paragraph-rsid="0015fe17"/>
    </style:style>
    <style:style style:name="P12" style:family="paragraph" style:parent-style-name="Preformatted_20_Text" style:list-style-name="L4">
      <style:text-properties officeooo:paragraph-rsid="0015fe17"/>
    </style:style>
    <style:style style:name="P13" style:family="paragraph" style:parent-style-name="Preformatted_20_Text">
      <style:text-properties fo:color="#ce181e" fo:font-size="12pt" officeooo:rsid="0015a660" officeooo:paragraph-rsid="0015a660" style:font-size-asian="10.5pt" style:font-size-complex="12pt"/>
    </style:style>
    <style:style style:name="P14" style:family="paragraph" style:parent-style-name="Preformatted_20_Text">
      <style:text-properties fo:color="#ce181e" fo:font-size="12pt" officeooo:rsid="0015fe17" officeooo:paragraph-rsid="0015fe17" style:font-size-asian="10.5pt" style:font-size-complex="12pt"/>
    </style:style>
    <style:style style:name="P15" style:family="paragraph" style:parent-style-name="Preformatted_20_Text">
      <style:text-properties fo:color="#000000" fo:font-size="12pt" officeooo:rsid="0015fe17" officeooo:paragraph-rsid="0015fe17" style:font-size-asian="10.5pt" style:font-size-complex="12pt"/>
    </style:style>
    <style:style style:name="P16" style:family="paragraph" style:parent-style-name="Preformatted_20_Text">
      <style:text-properties fo:color="#000000" fo:font-size="12pt" officeooo:rsid="001613da" officeooo:paragraph-rsid="001613da" style:font-size-asian="10.5pt" style:font-size-complex="12pt"/>
    </style:style>
    <style:style style:name="P17" style:family="paragraph" style:parent-style-name="Preformatted_20_Text">
      <style:text-properties fo:color="#000000" fo:font-size="12pt" officeooo:rsid="0016d751" officeooo:paragraph-rsid="0016d751" style:font-size-asian="10.5pt" style:font-size-complex="12pt"/>
    </style:style>
    <style:style style:name="P18" style:family="paragraph" style:parent-style-name="Preformatted_20_Text">
      <style:text-properties fo:color="#000000" fo:font-size="12pt" officeooo:rsid="00175434" officeooo:paragraph-rsid="00175434" style:font-size-asian="10.5pt" style:font-size-complex="12pt"/>
    </style:style>
    <style:style style:name="P19" style:family="paragraph" style:parent-style-name="Preformatted_20_Text">
      <style:text-properties fo:color="#000000" fo:font-size="12pt" officeooo:rsid="00175434" officeooo:paragraph-rsid="0018b972" style:font-size-asian="10.5pt" style:font-size-complex="12pt"/>
    </style:style>
    <style:style style:name="P20" style:family="paragraph" style:parent-style-name="Preformatted_20_Text">
      <style:text-properties fo:color="#000000" fo:font-size="12pt" fo:font-style="italic" officeooo:rsid="0015fe17" officeooo:paragraph-rsid="0015fe17" style:font-size-asian="10.5pt" style:font-style-asian="italic" style:font-size-complex="12pt" style:font-style-complex="italic"/>
    </style:style>
    <style:style style:name="P21" style:family="paragraph" style:parent-style-name="Preformatted_20_Text">
      <style:text-properties fo:color="#ed1c24" fo:font-size="12pt" officeooo:rsid="001613da" officeooo:paragraph-rsid="001613da" style:font-size-asian="10.5pt" style:font-size-complex="12pt"/>
    </style:style>
    <style:style style:name="P22" style:family="paragraph" style:parent-style-name="Preformatted_20_Text">
      <style:text-properties fo:color="#ed1c24" fo:font-size="12pt" officeooo:rsid="0015fe17" officeooo:paragraph-rsid="0015fe17" style:font-size-asian="10.5pt" style:font-size-complex="12pt"/>
    </style:style>
    <style:style style:name="P23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5fe17" style:font-size-asian="10.5pt" style:font-size-complex="12pt"/>
    </style:style>
    <style:style style:name="T3" style:family="text">
      <style:text-properties fo:color="#ce181e"/>
    </style:style>
    <style:style style:name="T4" style:family="text">
      <style:text-properties fo:color="#ce181e" fo:font-size="12pt" officeooo:rsid="0015fe17" style:font-size-asian="10.5pt" style:font-size-complex="12pt"/>
    </style:style>
    <style:style style:name="T5" style:family="text">
      <style:text-properties fo:color="#ce181e" officeooo:rsid="0016d751"/>
    </style:style>
    <style:style style:name="T6" style:family="text">
      <style:text-properties fo:color="#ed1c24"/>
    </style:style>
    <style:style style:name="T7" style:family="text">
      <style:text-properties officeooo:rsid="001613da"/>
    </style:style>
    <style:style style:name="T8" style:family="text">
      <style:text-properties fo:color="#ef413d"/>
    </style:style>
    <style:style style:name="T9" style:family="text">
      <style:text-properties fo:color="#f58220"/>
    </style:style>
    <style:style style:name="T10" style:family="text">
      <style:text-properties officeooo:rsid="0018b9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43in" fo:text-indent="-0.25in" fo:margin-left="3.0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43in" fo:text-indent="-0.25in" fo:margin-left="0.8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807in" fo:min-width="1.3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173in" fo:min-width="0.4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4">Sofia Kalogiannidi:1115201500058</text:p>
      <text:p text:style-name="P2"/>
      <text:p text:style-name="P2">READ ME</text:p>
      <text:p text:style-name="P2"/>
      <text:p text:style-name="P2"/>
      <text:p text:style-name="P2">exserver.c </text:p>
      <text:p text:style-name="P2"/>
      <text:p text:style-name="P2">1.My server is implemented with <text:span text:style-name="T3">select()</text:span>.</text:p>
      <text:p text:style-name="P13"/>
      <text:p text:style-name="P2">2.It can accept 3 requests from client</text:p>
      <text:p text:style-name="P2"><text:tab/><text:tab/></text:p>
      <text:p text:style-name="P14">a.Log on request</text:p>
      <text:p text:style-name="P3"><text:tab/><text:tab/></text:p>
      <text:p text:style-name="P3"><text:s text:c="3"/>In that case server calls <text:span text:style-name="T3">perform_LOGON_request</text:span> in serverfunc.c</text:p>
      <text:p text:style-name="P3"/>
      <text:list xml:id="list2442733725" text:style-name="L2">
        <text:list-header>
          <text:p text:style-name="P7"><text:span text:style-name="T2">The steps of that function are:</text:span></text:p>
        </text:list-header>
      </text:list>
      <text:p text:style-name="P8"><text:span text:style-name="T2"/></text:p>
      <text:list xml:id="list181446373642204" text:continue-numbering="true" text:style-name="L2">
        <text:list-item>
          <text:p text:style-name="P10"><text:span text:style-name="T1">Read Ip and port from socket</text:span></text:p>
          <text:p text:style-name="P10"><text:span text:style-name="T1"/></text:p>
        </text:list-item>
        <text:list-item>
          <text:p text:style-name="P6"><text:span text:style-name="T2">calls <text:s/></text:span><text:span text:style-name="T4">send_message_to_all_clients</text:span><text:span text:style-name="T2"> that sends "USER_ON"</text:span></text:p>
        </text:list-item>
      </text:list>
      <text:p text:style-name="P5"><text:span text:style-name="T2"/></text:p>
      <text:p text:style-name="P5"><text:span text:style-name="T2"/></text:p>
      <text:p text:style-name="P3"><text:s text:c="2"/>to all the other clients in client list</text:p>
      <text:p text:style-name="P3"/>
      <text:list xml:id="list275749771" text:style-name="L4">
        <text:list-item>
          <text:p text:style-name="P12"><text:span text:style-name="T2">insert &lt;IP,port&gt; into clientlist</text:span></text:p>
          <text:p text:style-name="P12"><text:span text:style-name="T2"/></text:p>
        </text:list-item>
      </text:list>
      <text:list xml:id="list2488096788" text:style-name="L3">
        <text:list-item>
          <text:p text:style-name="P11"><text:span text:style-name="T2">Write "Hello new client" to the new client</text:span></text:p>
        </text:list-item>
      </text:list>
      <text:p text:style-name="P9"><text:span text:style-name="T2"/></text:p>
      <text:p text:style-name="P9"><text:span text:style-name="T2"/></text:p>
      <text:list xml:id="list181446696125030" text:continue-numbering="true" text:style-name="L3">
        <text:list-header>
          <text:p text:style-name="P11"><text:span text:style-name="T2"/></text:p>
        </text:list-header>
      </text:list>
      <text:p text:style-name="P14">b.Log off request</text:p>
      <text:p text:style-name="P15"/>
      <text:p text:style-name="P15">I have a function called <text:span text:style-name="T6">perform_LOGOFF_request</text:span> in serverfunc.c</text:p>
      <text:p text:style-name="P15"/>
      <text:p text:style-name="P15">which deletes the &lt;IP,port&gt; from clientlist and then calls</text:p>
      <text:p text:style-name="P20"/>
      <text:p text:style-name="P15"><text:s/><text:span text:style-name="T6">send_message_to_all_clients “USER OFF</text:span>”</text:p>
      <text:p text:style-name="P22"/>
      <text:p text:style-name="P22">c.Get clients <text:span text:style-name="T7">request</text:span></text:p>
      <text:p text:style-name="P22"/>
      <text:p text:style-name="P16">My function here is called <text:span text:style-name="T6">send_client_list </text:span>and it does the </text:p>
      <text:p text:style-name="P21"/>
      <text:p text:style-name="P16">following</text:p>
      <text:p text:style-name="P16"><text:s/><text:tab/><text:tab/> 1. count list size of nodes in clientlist</text:p>
      <text:p text:style-name="P16"><text:s text:c="7"/>2. send "CLIENT_LIST"</text:p>
      <text:p text:style-name="P16"><text:s text:c="7"/>3. send the length of client list with ntohl</text:p>
      <text:p text:style-name="P16"><text:s text:c="7"/>4. for each IP and PORT in LIST</text:p>
      <text:p text:style-name="P16"><text:s text:c="7"/>5. send IP</text:p>
      <text:p text:style-name="P16"><text:s text:c="7"/>6. send PORT <text:s/>to the client who made the request</text:p>
      <text:p text:style-name="P15"/>
      <text:p text:style-name="P15"/>
      <text:p text:style-name="P15"/>
      <text:p text:style-name="P15"/>
      <text:p text:style-name="P16">The function <text:span text:style-name="T6">send message to all clients</text:span> </text:p>
      <text:p text:style-name="P16">connects to every client in client list </text:p>
      <text:p text:style-name="P16">and writes into the socket the message “USER_ON”</text:p>
      <text:p text:style-name="P16">or “USER_OFF” then it closes the socket</text:p>
      <text:p text:style-name="P16"/>
      <text:p text:style-name="P17">client</text:p>
      <text:p text:style-name="P16"/>
      <text:p text:style-name="P16">Suppose we have the following scheme followed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SERVER:127.0.0.1 <text:s text:c="18"/>Client A 127.0.0.1</text:p>
      <text:p text:style-name="P16"><draw:line text:anchor-type="paragraph" draw:z-index="1" draw:name="Shape2" draw:style-name="gr2" draw:text-style-name="P23" svg:x1="3.6433in" svg:y1="0.0209in" svg:x2="1.8307in" svg:y2="0.7189in"><text:p/></draw:line><text:s text:c="7"/>PORT :1111</text:p>
      <text:p text:style-name="P16"><draw:line text:anchor-type="paragraph" draw:z-index="3" draw:name="Shape4" draw:style-name="gr2" draw:text-style-name="P23" svg:x1="3.539in" svg:y1="0.1272in" svg:x2="1.9764in" svg:y2="1.4398in"><text:p/></draw:line><draw:line text:anchor-type="paragraph" draw:z-index="5" draw:name="Shape6" draw:style-name="gr4" draw:text-style-name="P23" svg:x1="3.4764in" svg:y1="0.1272in" svg:x2="1.9764in" svg:y2="1.4398in"><text:p/></draw:line></text:p>
      <text:p text:style-name="P16">mastersocket <text:s text:c="23"/>port:2222</text:p>
      <text:p text:style-name="P16"/>
      <text:p text:style-name="P16"><draw:custom-shape text:anchor-type="paragraph" draw:z-index="0" draw:name="Shape1" draw:style-name="gr1" svg:width="1.9169in" svg:height="0.3961in" svg:x="-0.0339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line text:anchor-type="paragraph" draw:z-index="4" draw:name="Shape5" draw:style-name="gr4" draw:text-style-name="P23" svg:x1="1.9764in" svg:y1="1.0209in" svg:x2="3.789in" svg:y2="0.0209in"><text:p/></draw:line></text:p>
      <text:p text:style-name="P16"><draw:custom-shape text:anchor-type="paragraph" draw:z-index="2" draw:name="Shape3" draw:style-name="gr3" svg:width="0.6043in" svg:height="0.448in" svg:x="1.372in" svg:y="0.6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6"/>log_on</text:p>
      <text:p text:style-name="P16"><text:s/></text:p>
      <text:p text:style-name="P16"/>
      <text:p text:style-name="P16"/>
      <text:p text:style-name="P16"/>
      <text:p text:style-name="P16"><text:s text:c="26"/>Hello new client</text:p>
      <text:p text:style-name="P16"/>
      <text:p text:style-name="P16"/>
      <text:p text:style-name="P16"/>
      <text:p text:style-name="P16"/>
      <text:p text:style-name="P16"/>
      <text:p text:style-name="P17">After client sends LOG_ON request to server ,server responds with “Hello new client” then client sends get clients request with function <text:span text:style-name="T3">get_clients_from server</text:span></text:p>
      <text:p text:style-name="P17"><text:span text:style-name="T3"/></text:p>
      <text:p text:style-name="P17">This function returns an array of struct Element</text:p>
      <text:p text:style-name="P17"/>
      <text:p text:style-name="P17">typedef struct Elements {</text:p>
      <text:p text:style-name="P17"><text:s text:c="4"/>Element * elementArray;</text:p>
      <text:p text:style-name="P17"><text:s text:c="4"/>int size;</text:p>
      <text:p text:style-name="P17">} Elements;</text:p>
      <text:p text:style-name="P17"/>
      <text:p text:style-name="P17">where struct Element is </text:p>
      <text:p text:style-name="P17"/>
      <text:p text:style-name="P17">typedef struct Element {</text:p>
      <text:p text:style-name="P17"><text:s text:c="4"/>uint32_t ip;</text:p>
      <text:p text:style-name="P17"><text:s text:c="4"/>uint32_t port;</text:p>
      <text:p text:style-name="P17"><text:s text:c="4"/>char version[50];</text:p>
      <text:p text:style-name="P17"><text:s text:c="4"/>char pathname[128];</text:p>
      <text:p text:style-name="P17">} Element;</text:p>
      <text:p text:style-name="P17"/>
      <text:p text:style-name="P17"/>
      <text:p text:style-name="P17">If the client <text:s/>receives <text:s/>“USER_ON” it calls <text:s/>insert_new_client</text:p>
      <text:p text:style-name="P17">so as to insert the &lt;IP,port&gt; taken in his clientlist.This function returns an struct element object with ip and port the ones taken from “USER_ON”.The same things happen get_clients but that function returns a lot of objects.</text:p>
      <text:p text:style-name="P17"/>
      <text:p text:style-name="P17">For every object returned,client calls <text:span text:style-name="T9">place_to_pool</text:span> in order to produce this item in the producer-consumer queue that has been</text:p>
      <text:p text:style-name="P17"><text:s/>initialized.When this happens ,the threads wake up with a signal to consume this item.</text:p>
      <text:p text:style-name="P17"/>
      <text:p text:style-name="P18">When they wake up they obtain that struct item from the pool and call <text:span text:style-name="T8">send_GET_FILELIST_to_client </text:span>function.This function connects to the Ip and port in struct element obtained and send </text:p>
      <text:p text:style-name="P18">“GET_FILE_LIST”</text:p>
      <text:p text:style-name="P18"/>
      <text:p text:style-name="P18">When the client receives this message in any of the sockets ,he calls <text:span text:style-name="T9">send_file_list</text:span> function</text:p>
      <text:p text:style-name="P18"/>
      <text:p text:style-name="P18"/>
      <text:p text:style-name="P18">This function</text:p>
      <text:p text:style-name="P18">1.sends “FILE_LIST” is socket</text:p>
      <text:p text:style-name="P18">2.sends n which is the number of files in his directory</text:p>
      <text:p text:style-name="P18">3.sends the pathname and version of every file</text:p>
      <text:p text:style-name="P18"/>
      <text:p text:style-name="P18">IMPORTANT CHOICES</text:p>
      <text:p text:style-name="P18"/>
      <text:p text:style-name="P18">A.When a client receives “SIGINT” it places struct element objects</text:p>
      <text:p text:style-name="P18">with ip and port 0 .In thread_function when a thread obtains from pool these elements ,it exits.</text:p>
      <text:p text:style-name="P18"><text:soft-page-break/></text:p>
      <text:p text:style-name="P18">B.When a client receives client list from server with</text:p>
      <text:p text:style-name="P18"><text:span text:style-name="T5">get_clients_from server </text:span>function ,it inserts all the nodes taken </text:p>
      <text:p text:style-name="P18">except from the one with his IP and port</text:p>
      <text:p text:style-name="P18"/>
      <text:p text:style-name="P19"><text:span text:style-name="T10">C.client and server both use select()</text:span></text:p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8:14:40.847388630</dc:date>
    <meta:editing-duration>PT11M3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75" meta:word-count="471" meta:character-count="3095" meta:non-whitespace-character-count="2512"/>
  </office:meta>
</office:document-meta>
</file>